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i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US_Cop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IT_Tor</text:p>
          </table:table-cell>
          <table:covered-table-cell table:number-columns-repeated="6"/>
        </table:table-row>
        <table:table-row table:style-name="ro1">
          <table:table-cell/>
          <table:table-cell table:number-columns-repeated="2" office:value-type="string" calcext:value-type="string">
            <text:p>wp</text:p>
          </table:table-cell>
          <table:table-cell office:value-type="string" calcext:value-type="string">
            <text:p>MEAN WP</text:p>
          </table:table-cell>
          <table:table-cell table:number-columns-repeated="2" office:value-type="string" calcext:value-type="string">
            <text:p>fc</text:p>
          </table:table-cell>
          <table:table-cell office:value-type="string" calcext:value-type="string">
            <text:p>MEAN fc</text:p>
          </table:table-cell>
          <table:table-cell table:number-columns-repeated="2"/>
          <table:table-cell table:number-columns-repeated="2" office:value-type="string" calcext:value-type="string">
            <text:p>wp</text:p>
          </table:table-cell>
          <table:table-cell office:value-type="string" calcext:value-type="string">
            <text:p>MEAN WP</text:p>
          </table:table-cell>
          <table:table-cell table:number-columns-repeated="2" office:value-type="string" calcext:value-type="string">
            <text:p>fc</text:p>
          </table:table-cell>
          <table:table-cell office:value-type="string" calcext:value-type="string">
            <text:p>MEAN fc</text:p>
          </table:table-cell>
        </table:table-row>
        <table:table-row table:style-name="ro1">
          <table:table-cell office:value-type="string" calcext:value-type="string">
            <text:p>% Clay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formula="of:=AVERAGE([.B3:.C3])"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table:formula="of:=AVERAGE([.E3:.F3])" office:value-type="float" office:value="0.36" calcext:value-type="float">
            <text:p>0.36</text:p>
          </table:table-cell>
          <table:table-cell/>
          <table:table-cell office:value-type="string" calcext:value-type="string">
            <text:p>% Clay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formula="of:=AVERAGE([.J3:.K3])"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table:formula="of:=AVERAGE([.M3:.N3])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% Silt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table:formula="of:=AVERAGE([.B4:.C4])"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formula="of:=AVERAGE([.E4:.F4])" office:value-type="float" office:value="0.32" calcext:value-type="float">
            <text:p>0.32</text:p>
          </table:table-cell>
          <table:table-cell/>
          <table:table-cell office:value-type="string" calcext:value-type="string">
            <text:p>% Silt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table:formula="of:=AVERAGE([.J4:.K4])"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formula="of:=AVERAGE([.M4:.N4])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% Sand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formula="of:=AVERAGE([.B5:.C5])"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table:formula="of:=AVERAGE([.E5:.F5])" office:value-type="float" office:value="0.12" calcext:value-type="float">
            <text:p>0.12</text:p>
          </table:table-cell>
          <table:table-cell/>
          <table:table-cell office:value-type="string" calcext:value-type="string">
            <text:p>% Sand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formula="of:=AVERAGE([.J5:.K5])"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table:formula="of:=AVERAGE([.M5:.N5])" office:value-type="float" office:value="0.12" calcext:value-type="float">
            <text:p>0.1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fc</text:p>
          </table:table-cell>
          <table:table-cell table:number-columns-repeated="3"/>
          <table:table-cell office:value-type="string" calcext:value-type="string">
            <text:p>w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fc</text:p>
          </table:table-cell>
          <table:table-cell/>
        </table:table-row>
        <table:table-row table:style-name="ro1">
          <table:table-cell office:value-type="string" calcext:value-type="string">
            <text:p>% Clay</text:p>
          </table:table-cell>
          <table:table-cell office:value-type="string" calcext:value-type="string">
            <text:p>0.02 - 0.07 </text:p>
          </table:table-cell>
          <table:table-cell office:value-type="string" calcext:value-type="string">
            <text:p>0.32 - 0.40</text:p>
          </table:table-cell>
          <table:table-cell office:value-type="float" office:value="9" calcext:value-type="float">
            <text:p>9</text:p>
          </table:table-cell>
          <table:table-cell table:formula="of:=[.D9]*[.D3]" office:value-type="float" office:value="1.98" calcext:value-type="float">
            <text:p>1.98</text:p>
          </table:table-cell>
          <table:table-cell office:value-type="float" office:value="3.24" calcext:value-type="float">
            <text:p>3.24</text:p>
          </table:table-cell>
          <table:table-cell table:number-columns-repeated="2"/>
          <table:table-cell office:value-type="string" calcext:value-type="string">
            <text:p>% Clay</text:p>
          </table:table-cell>
          <table:table-cell office:value-type="string" calcext:value-type="string">
            <text:p>0.02 - 0.07 </text:p>
          </table:table-cell>
          <table:table-cell office:value-type="string" calcext:value-type="string">
            <text:p>0.32 - 0.40</text:p>
          </table:table-cell>
          <table:table-cell office:value-type="float" office:value="5" calcext:value-type="float">
            <text:p>5</text:p>
          </table:table-cell>
          <table:table-cell table:formula="of:=[.L9]*[.L3]" office:value-type="float" office:value="1.1" calcext:value-type="float">
            <text:p>1.1</text:p>
          </table:table-cell>
          <table:table-cell table:formula="of:=[.L9]*[.O3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% Silt</text:p>
          </table:table-cell>
          <table:table-cell office:value-type="string" calcext:value-type="string">
            <text:p>0.12 - 0.22 </text:p>
          </table:table-cell>
          <table:table-cell office:value-type="string" calcext:value-type="string">
            <text:p>0.28 - 0.36</text:p>
          </table:table-cell>
          <table:table-cell office:value-type="float" office:value="26" calcext:value-type="float">
            <text:p>26</text:p>
          </table:table-cell>
          <table:table-cell table:formula="of:=[.D10]*[.D4]" office:value-type="float" office:value="4.42" calcext:value-type="float">
            <text:p>4.42</text:p>
          </table:table-cell>
          <table:table-cell office:value-type="float" office:value="8.32" calcext:value-type="float">
            <text:p>8.32</text:p>
          </table:table-cell>
          <table:table-cell table:number-columns-repeated="2"/>
          <table:table-cell office:value-type="string" calcext:value-type="string">
            <text:p>% Silt</text:p>
          </table:table-cell>
          <table:table-cell office:value-type="string" calcext:value-type="string">
            <text:p>0.12 - 0.22 </text:p>
          </table:table-cell>
          <table:table-cell office:value-type="string" calcext:value-type="string">
            <text:p>0.28 - 0.36</text:p>
          </table:table-cell>
          <table:table-cell office:value-type="float" office:value="42.5" calcext:value-type="float">
            <text:p>42.5</text:p>
          </table:table-cell>
          <table:table-cell table:formula="of:=[.L10]*[.L4]" office:value-type="float" office:value="7.225" calcext:value-type="float">
            <text:p>7.225</text:p>
          </table:table-cell>
          <table:table-cell table:formula="of:=[.L10]*[.O4]" office:value-type="float" office:value="13.6" calcext:value-type="float">
            <text:p>13.6</text:p>
          </table:table-cell>
          <table:table-cell/>
        </table:table-row>
        <table:table-row table:style-name="ro1">
          <table:table-cell office:value-type="string" calcext:value-type="string">
            <text:p>% Sand</text:p>
          </table:table-cell>
          <table:table-cell office:value-type="string" calcext:value-type="string">
            <text:p>0.20 - 0.24 </text:p>
          </table:table-cell>
          <table:table-cell office:value-type="string" calcext:value-type="string">
            <text:p>0.07 - 0.17 </text:p>
          </table:table-cell>
          <table:table-cell office:value-type="float" office:value="65" calcext:value-type="float">
            <text:p>65</text:p>
          </table:table-cell>
          <table:table-cell table:formula="of:=[.D11]*[.D5]" office:value-type="float" office:value="2.925" calcext:value-type="float">
            <text:p>2.925</text:p>
          </table:table-cell>
          <table:table-cell office:value-type="float" office:value="7.8" calcext:value-type="float">
            <text:p>7.8</text:p>
          </table:table-cell>
          <table:table-cell table:number-columns-repeated="2"/>
          <table:table-cell office:value-type="string" calcext:value-type="string">
            <text:p>% Sand</text:p>
          </table:table-cell>
          <table:table-cell office:value-type="string" calcext:value-type="string">
            <text:p>0.20 - 0.24 </text:p>
          </table:table-cell>
          <table:table-cell office:value-type="string" calcext:value-type="string">
            <text:p>0.07 - 0.17 </text:p>
          </table:table-cell>
          <table:table-cell office:value-type="float" office:value="52.5" calcext:value-type="float">
            <text:p>52.5</text:p>
          </table:table-cell>
          <table:table-cell table:formula="of:=[.L11]*[.L5]" office:value-type="float" office:value="2.3625" calcext:value-type="float">
            <text:p>2.3625</text:p>
          </table:table-cell>
          <table:table-cell table:formula="of:=[.L11]*[.O5]" office:value-type="float" office:value="6.3" calcext:value-type="float">
            <text:p>6.3</text:p>
          </table:table-cell>
          <table:table-cell/>
        </table:table-row>
        <table:table-row table:style-name="ro1">
          <table:table-cell table:number-columns-repeated="3"/>
          <table:table-cell table:formula="of:=SUM([.D9:.D11])" office:value-type="float" office:value="100" calcext:value-type="float">
            <text:p>100</text:p>
          </table:table-cell>
          <table:table-cell office:value-type="float" office:value="0.09325" calcext:value-type="float">
            <text:p>0.09325</text:p>
          </table:table-cell>
          <table:table-cell office:value-type="float" office:value="0.1936" calcext:value-type="float">
            <text:p>0.1936</text:p>
          </table:table-cell>
          <table:table-cell table:number-columns-repeated="5"/>
          <table:table-cell table:formula="of:=SUM([.L9:.L11])" office:value-type="float" office:value="100" calcext:value-type="float">
            <text:p>100</text:p>
          </table:table-cell>
          <table:table-cell table:formula="of:=SUM([.M9:.M11])/[.L12]" office:value-type="float" office:value="0.106875" calcext:value-type="float">
            <text:p>0.106875</text:p>
          </table:table-cell>
          <table:table-cell table:formula="of:=SUM([.N9:.N11])/[.L12]" office:value-type="float" office:value="0.217" calcext:value-type="float">
            <text:p>0.2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9325" calcext:value-type="float">
            <text:p>0.09325</text:p>
          </table:table-cell>
          <table:table-cell office:value-type="float" office:value="0.1936" calcext:value-type="float">
            <text:p>0.1936</text:p>
          </table:table-cell>
          <table:table-cell table:number-columns-repeated="6"/>
          <table:table-cell office:value-type="float" office:value="0.106875" calcext:value-type="float">
            <text:p>0.106875</text:p>
          </table:table-cell>
          <table:table-cell office:value-type="float" office:value="0.217" calcext:value-type="float">
            <text:p>0.21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7" table:number-rows-spanned="1">
            <text:p>GL_Zah</text:p>
          </table:table-cell>
          <table:covered-table-cell table:number-columns-repeated="6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wp</text:p>
          </table:table-cell>
          <table:table-cell office:value-type="string" calcext:value-type="string">
            <text:p>MEAN WP</text:p>
          </table:table-cell>
          <table:table-cell table:number-columns-repeated="2" office:value-type="string" calcext:value-type="string">
            <text:p>fc</text:p>
          </table:table-cell>
          <table:table-cell office:value-type="string" calcext:value-type="string">
            <text:p>MEAN fc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% Clay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formula="of:=AVERAGE([.J17:.K17])" office:value-type="float" office:value="0.22" calcext:value-type="float">
            <text:p>0.22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table:formula="of:=AVERAGE([.M17:.N17])" office:value-type="float" office:value="0.36" calcext:value-type="float">
            <text:p>0.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% Silt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table:formula="of:=AVERAGE([.J18:.K18])"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formula="of:=AVERAGE([.M18:.N18])" office:value-type="float" office:value="0.32" calcext:value-type="float">
            <text:p>0.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% Sand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table:formula="of:=AVERAGE([.J19:.K19])" office:value-type="float" office:value="0.045" calcext:value-type="float">
            <text:p>0.045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table:formula="of:=AVERAGE([.M19:.N19])" office:value-type="float" office:value="0.12" calcext:value-type="float">
            <text:p>0.1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wp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fc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% Clay</text:p>
          </table:table-cell>
          <table:table-cell office:value-type="string" calcext:value-type="string">
            <text:p>0.02 - 0.07 </text:p>
          </table:table-cell>
          <table:table-cell office:value-type="string" calcext:value-type="string">
            <text:p>0.32 - 0.40</text:p>
          </table:table-cell>
          <table:table-cell table:formula="of:=(11+11+11.7)/3" office:value-type="float" office:value="11.2333333333333" calcext:value-type="float">
            <text:p>11.2333333333333</text:p>
          </table:table-cell>
          <table:table-cell table:formula="of:=[.L23]*[.L17]" office:value-type="float" office:value="2.47133333333333" calcext:value-type="float">
            <text:p>2.47133333333333</text:p>
          </table:table-cell>
          <table:table-cell table:formula="of:=[.L23]*[.O17]" office:value-type="float" office:value="4.044" calcext:value-type="float">
            <text:p>4.044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% Silt</text:p>
          </table:table-cell>
          <table:table-cell office:value-type="string" calcext:value-type="string">
            <text:p>0.12 - 0.22 </text:p>
          </table:table-cell>
          <table:table-cell office:value-type="string" calcext:value-type="string">
            <text:p>0.28 - 0.36</text:p>
          </table:table-cell>
          <table:table-cell table:formula="of:=(26.9+24.1+23.6)/3" office:value-type="float" office:value="24.8666666666667" calcext:value-type="float">
            <text:p>24.8666666666667</text:p>
          </table:table-cell>
          <table:table-cell table:formula="of:=[.L24]*[.L18]" office:value-type="float" office:value="4.22733333333333" calcext:value-type="float">
            <text:p>4.22733333333333</text:p>
          </table:table-cell>
          <table:table-cell table:formula="of:=[.L24]*[.O18]" office:value-type="float" office:value="7.95733333333333" calcext:value-type="float">
            <text:p>7.9573333333333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% Sand</text:p>
          </table:table-cell>
          <table:table-cell office:value-type="string" calcext:value-type="string">
            <text:p>0.20 - 0.24 </text:p>
          </table:table-cell>
          <table:table-cell office:value-type="string" calcext:value-type="string">
            <text:p>0.07 - 0.17 </text:p>
          </table:table-cell>
          <table:table-cell table:formula="of:=(62.1+65.4+63.8)/3" office:value-type="float" office:value="63.7666666666667" calcext:value-type="float">
            <text:p>63.7666666666667</text:p>
          </table:table-cell>
          <table:table-cell table:formula="of:=[.L25]*[.L19]" office:value-type="float" office:value="2.8695" calcext:value-type="float">
            <text:p>2.8695</text:p>
          </table:table-cell>
          <table:table-cell table:formula="of:=[.L25]*[.O19]" office:value-type="float" office:value="7.652" calcext:value-type="float">
            <text:p>7.652</text:p>
          </table:table-cell>
          <table:table-cell/>
        </table:table-row>
        <table:table-row table:style-name="ro1">
          <table:table-cell table:number-columns-repeated="11"/>
          <table:table-cell table:formula="of:=SUM([.L23:.L25])" office:value-type="float" office:value="99.8666666666667" calcext:value-type="float">
            <text:p>99.8666666666667</text:p>
          </table:table-cell>
          <table:table-cell table:formula="of:=SUM([.M23:.M25])/[.L26]" office:value-type="float" office:value="0.0958094125500667" calcext:value-type="float">
            <text:p>0.095809412550067</text:p>
          </table:table-cell>
          <table:table-cell table:formula="of:=SUM([.N23:.N25])/[.L26]" office:value-type="float" office:value="0.196795727636849" calcext:value-type="float">
            <text:p>0.19679572763684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958094125500667" calcext:value-type="float">
            <text:p>0.095809412550067</text:p>
          </table:table-cell>
          <table:table-cell office:value-type="float" office:value="0.196795727636849" calcext:value-type="float">
            <text:p>0.1967957276368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3T08:33:17.747875818</dc:date>
    <meta:editing-duration>P5DT21H57M35S</meta:editing-duration>
    <meta:editing-cycles>3</meta:editing-cycles>
    <meta:generator>LibreOffice/6.4.6.2$Linux_X86_64 LibreOffice_project/40$Build-2</meta:generator>
    <meta:document-statistic meta:table-count="1" meta:cell-count="168" meta:object-count="0"/>
  </office:meta>
</office:document-meta>
</file>